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style:style>
    <style:style style:name="T2" style:parent-style-name="Προεπιλεγμένηγραμματοσειρά" style:family="text">
      <style:text-properties fo:font-weight="bold" style:font-weight-asian="bold" style:font-weight-complex="bold"/>
    </style:style>
    <style:style style:name="T3" style:parent-style-name="Προεπιλεγμένηγραμματοσειρά" style:family="text">
      <style:text-properties fo:font-weight="bold" style:font-weight-asian="bold" style:font-weight-complex="bold" style:text-position="super 63.6%"/>
    </style:style>
    <style:style style:name="T4" style:parent-style-name="Προεπιλεγμένηγραμματοσειρά" style:family="text">
      <style:text-properties fo:font-weight="bold" style:font-weight-asian="bold" style:font-weight-complex="bold"/>
    </style:style>
    <style:style style:name="P5" style:parent-style-name="Βασικό" style:family="paragraph">
      <style:text-properties fo:font-weight="bold" style:font-weight-asian="bold" style:font-weight-complex="bold"/>
    </style:style>
    <style:style style:name="P6" style:parent-style-name="Βασικό" style:family="paragraph">
      <style:text-properties fo:font-weight="bold" style:font-weight-asian="bold" style:font-weight-complex="bold"/>
    </style:style>
    <style:style style:name="T7" style:parent-style-name="Προεπιλεγμένηγραμματοσειρά" style:family="text">
      <style:text-properties fo:language="en" fo:country="US"/>
    </style:style>
    <style:style style:name="P8" style:parent-style-name="Βασικό" style:family="paragraph">
      <style:text-properties fo:font-weight="bold" style:font-weight-asian="bold" style:font-weight-complex="bold"/>
    </style:style>
    <style:style style:name="P9" style:parent-style-name="Βασικό" style:family="paragraph">
      <style:text-properties fo:font-weight="bold" style:font-weight-asian="bold" style:font-weight-complex="bold"/>
    </style:style>
    <style:style style:name="T10" style:parent-style-name="Προεπιλεγμένηγραμματοσειρά" style:family="text">
      <style:text-properties fo:font-weight="bold" style:font-weight-asian="bold" style:font-weight-complex="bold"/>
    </style:style>
    <style:style style:name="T11" style:parent-style-name="Προεπιλεγμένηγραμματοσειρά" style:family="text">
      <style:text-properties fo:font-weight="bold" style:font-weight-asian="bold" style:font-weight-complex="bold" style:text-position="super 63.6%"/>
    </style:style>
    <style:style style:name="T12" style:parent-style-name="Προεπιλεγμένηγραμματοσειρά" style:family="text">
      <style:text-properties fo:font-weight="bold" style:font-weight-asian="bold" style:font-weight-complex="bold"/>
    </style:style>
    <style:style style:name="T13" style:parent-style-name="Προεπιλεγμένηγραμματοσειρά" style:family="text">
      <style:text-properties fo:font-weight="bold" style:font-weight-asian="bold" style:font-weight-complex="bold"/>
    </style:style>
    <style:style style:name="T14" style:parent-style-name="Προεπιλεγμένηγραμματοσειρά" style:family="text">
      <style:text-properties fo:font-weight="bold" style:font-weight-asian="bold" style:font-weight-complex="bold"/>
    </style:style>
    <style:style style:name="T15" style:parent-style-name="Προεπιλεγμένηγραμματοσειρά" style:family="text">
      <style:text-properties fo:font-weight="bold" style:font-weight-asian="bold" style:font-weight-complex="bold"/>
    </style:style>
    <style:style style:name="P16" style:parent-style-name="Βασικό" style:family="paragraph">
      <style:text-properties fo:font-weight="bold" style:font-weight-asian="bold" style:font-weight-complex="bold"/>
    </style:style>
    <style:style style:name="P17" style:parent-style-name="Βασικό" style:family="paragraph">
      <style:text-properties fo:font-weight="bold" style:font-weight-asian="bold" style:font-weight-complex="bold"/>
    </style:style>
    <style:style style:name="T18" style:parent-style-name="Προεπιλεγμένηγραμματοσειρά" style:family="text">
      <style:text-properties fo:language="en" fo:country="US"/>
    </style:style>
    <style:style style:name="P19" style:parent-style-name="Βασικό" style:family="paragraph">
      <style:text-properties fo:font-weight="bold" style:font-weight-asian="bold" style:font-weight-complex="bold"/>
    </style:style>
    <style:style style:name="P20" style:parent-style-name="Βασικό" style:family="paragraph">
      <style:text-properties fo:font-weight="bold" style:font-weight-asian="bold" style:font-weight-complex="bold"/>
    </style:style>
    <style:style style:name="T21" style:parent-style-name="Προεπιλεγμένηγραμματοσειρά" style:family="text">
      <style:text-properties fo:language="en" fo:country="US"/>
    </style:style>
    <style:style style:name="T22" style:parent-style-name="Προεπιλεγμένηγραμματοσειρά" style:family="text">
      <style:text-properties fo:font-weight="bold" style:font-weight-asian="bold" style:font-weight-complex="bold"/>
    </style:style>
    <style:style style:name="T23" style:parent-style-name="Προεπιλεγμένηγραμματοσειρά" style:family="text">
      <style:text-properties fo:font-weight="bold" style:font-weight-asian="bold" style:font-weight-complex="bold" style:text-position="super 63.6%"/>
    </style:style>
    <style:style style:name="T24" style:parent-style-name="Προεπιλεγμένηγραμματοσειρά" style:family="text">
      <style:text-properties fo:font-weight="bold" style:font-weight-asian="bold" style:font-weight-complex="bold"/>
    </style:style>
    <style:style style:name="T25" style:parent-style-name="Προεπιλεγμένηγραμματοσειρά" style:family="text">
      <style:text-properties fo:font-weight="bold" style:font-weight-asian="bold" style:font-weight-complex="bold"/>
    </style:style>
    <style:style style:name="T26" style:parent-style-name="Προεπιλεγμένηγραμματοσειρά" style:family="text">
      <style:text-properties fo:font-weight="bold" style:font-weight-asian="bold" style:font-weight-complex="bold"/>
    </style:style>
    <style:style style:name="P27" style:parent-style-name="Βασικό" style:family="paragraph">
      <style:text-properties fo:font-weight="bold" style:font-weight-asian="bold" style:font-weight-complex="bold"/>
    </style:style>
    <style:style style:name="P28" style:parent-style-name="Βασικό" style:family="paragraph">
      <style:text-properties fo:font-weight="bold" style:font-weight-asian="bold" style:font-weight-complex="bold"/>
    </style:style>
    <style:style style:name="T29" style:parent-style-name="Προεπιλεγμένηγραμματοσειρά" style:family="text">
      <style:text-properties fo:language="en" fo:country="US"/>
    </style:style>
    <style:style style:name="P30" style:parent-style-name="Βασικό" style:family="paragraph">
      <style:text-properties fo:font-weight="bold" style:font-weight-asian="bold" style:font-weight-complex="bold"/>
    </style:style>
    <style:style style:name="P31" style:parent-style-name="Βασικό" style:family="paragraph">
      <style:text-properties fo:font-weight="bold" style:font-weight-asian="bold" style:font-weight-complex="bold"/>
    </style:style>
    <style:style style:name="T32" style:parent-style-name="Προεπιλεγμένηγραμματοσειρά" style:family="text">
      <style:text-properties fo:font-weight="bold" style:font-weight-asian="bold" style:font-weight-complex="bold"/>
    </style:style>
    <style:style style:name="T33" style:parent-style-name="Προεπιλεγμένηγραμματοσειρά" style:family="text">
      <style:text-properties fo:font-weight="bold" style:font-weight-asian="bold" style:font-weight-complex="bold" style:text-position="super 63.6%"/>
    </style:style>
    <style:style style:name="T34" style:parent-style-name="Προεπιλεγμένηγραμματοσειρά" style:family="text">
      <style:text-properties fo:font-weight="bold" style:font-weight-asian="bold" style:font-weight-complex="bold"/>
    </style:style>
    <style:style style:name="P35" style:parent-style-name="Βασικό" style:family="paragraph">
      <style:text-properties fo:font-weight="bold" style:font-weight-asian="bold" style:font-weight-complex="bold"/>
    </style:style>
    <style:style style:name="T36" style:parent-style-name="Προεπιλεγμένηγραμματοσειρά" style:family="text">
      <style:text-properties fo:language="en" fo:country="US"/>
    </style:style>
  </office:automatic-styles>
  <office:body>
    <office:text text:use-soft-page-breaks="true">
      <text:p text:style-name="P1"><text:span text:style-name="T2">1</text:span><text:span text:style-name="T3">ο</text:span><text:span text:style-name="T4"><text:s/>εργαστήριο «Η γέννηση και το ταξίδι προς την θάλασσα για την καρέτα-καρέτα»</text:span></text:p>
      <text:p text:style-name="P5">ΣΤΑΔΙΟ ΕΜΠΛΟΚΗΣ</text:p>
      <text:p text:style-name="Βασικό">Συζητήσαμε με τα παιδιά για τα θαλάσσια ζώα, αν γνωρίζουν κάποια και στο τέλος επικεντρωθήκαμε στις θαλάσσιες χελώνες και ποιο συγκεκριμένα στην καρέτα-καρέτα.</text:p>
      <text:p text:style-name="Βασικό">Είδαμε απόσπασμα (3:20-4:28) από την ταινία κινουμένων σχεδίων του Εθνικού Θαλάσσιου Πάρκου Ζακύνθου<text:s/>«Learning with Fiora and Levante 1» (<text:a xlink:href="https://www.youtube.com/watch?v=YmtQlDObjZs&amp;ab_channel=NationalMarineParkZakynthos" office:target-frame-name="_top" xlink:show="replace"><text:span text:style-name="Υπερ-σύνδεση">https://www.youtube.com/watch?v=YmtQlDObjZs&amp;ab_channel=NationalMarineParkZakynthos</text:span></text:a>) και συζητήσαμε για το θέμα.</text:p>
      <text:p text:style-name="P6">ΣΤΑΔΙΟ ΕΞΕΡΕΥΝΗΣΗΣ</text:p>
      <text:p text:style-name="Βασικό">Ανοίγουμε την εφαρμογή προγραμματισμού<text:s/><text:span text:style-name="T7">EdBlocks</text:span><text:s/>(<text:a xlink:href="https://www.edblocksapp.com/" office:target-frame-name="_top" xlink:show="replace"><text:span text:style-name="Υπερ-σύνδεση">https://www.edblocksapp.com/#</text:span></text:a>)<text:s/>και προγραμματίζουμε το ρομπότ μας να ακολουθεί το φως. Δημιουργούμε με τα διαθέσιμα υλικά (καθημερινά υλικά χειροτεχνίας, τουβλάκια κ.α.) μια φωλιά ως αφετηρία του ρομπότ και πειραματιζόμαστε μαζί του. Τα παιδιά επιβεβαιώνουν τη σωστή λειτουργία του ρομπότ και βιωματικά κατανοούν πως μια χελώνα ακολουθεί το φως του φεγγαριού για να προσανατολιστεί.</text:p>
      <text:p text:style-name="P8">ΣΤΑΔΙΟ ΕΠΕΞΗΓΗΣΗΣ</text:p>
      <text:p text:style-name="Βασικό">Συζητάμε για τους κινδύνους αποπροσανατολισμού από ανθρωπογενείς φωτεινές πηγές (φώτα δρόμου, ξενοδοχείων και άλλα) για τα μικρά χελωνάκια και παίζουμε παιχνίδια με τα ρομπότ και φακούς που αλλάζουν τη πορεία των ρομπότ προς το φυσικό φως.</text:p>
      <text:p text:style-name="P9">ΣΤΑΔΙΟ ΕΜΒΑΘΥΝΣΗΣ</text:p>
      <text:p text:style-name="Βασικό">Οι μαθητές σκέφτονται τρόπους να μειώσουν την φωτεινότητα από ανθρωπογενείς πηγές μέσω σκίαστρων στη συνέχεια δημιουργούν τέτοια σκίαστρα με χαρτιά. Τέλος παίζουν ένα παιχνίδι που η χελώνα ξεκινάει το ταξίδι της προς την θάλασσα ένα παιδί κρατάει τον φακό και προσπαθεί να αποπροσανατολίσει την πορεία του ρομπότ και τα υπόλοιπα παιδιά προσπαθούν να καλύψουν το φως με χαρτόνια σκίαστρα.</text:p>
      <text:p text:style-name="Βασικό"/>
      <text:p text:style-name="Βασικό"><text:span text:style-name="T10">2</text:span><text:span text:style-name="T11">ο</text:span><text:span text:style-name="T12"><text:s/>εργαστήριο<text:s/></text:span><text:span text:style-name="T13">«</text:span><text:span text:style-name="T14">Η ζωή στη</text:span><text:span text:style-name="T15"><text:s/>θάλασσα για την καρέτα-καρέτα»</text:span></text:p>
      <text:p text:style-name="P16">ΣΤΑΔΙΟ ΕΜΠΛΟΚΗΣ</text:p>
      <text:p text:style-name="Βασικό">Συζητήσαμε με τα παιδιά για τους κινδύνους που αντιμετωπίζουν τα θαλάσσια ζώα.</text:p>
      <text:p text:style-name="Βασικό">Είδαμε απόσπασμα (4:48-5:22) από την ταινία κινουμένων σχεδίων του Εθνικού Θαλάσσιου Πάρκου Ζακύνθου<text:s/>«Learning with Fiora and Levante 1» (<text:a xlink:href="https://www.youtube.com/watch?v=YmtQlDObjZs&amp;ab_channel=NationalMarineParkZakynthos" office:target-frame-name="_top" xlink:show="replace"><text:span text:style-name="Υπερ-σύνδεση">https://www.youtube.com/watch?v=YmtQlDObjZs&amp;ab_channel=NationalMarineParkZakynthos</text:span></text:a>) και συζητήσαμε για το θέμα.</text:p>
      <text:p text:style-name="P17">ΣΤΑΔΙΟ ΕΞΕΡΕΥΝΗΣΗΣ</text:p>
      <text:p text:style-name="Βασικό">Τα παιδιά ζωγραφίζουν κάποιους από τους κινδύνους που αντιμετωπίζει η χελώνα καρέτα καρέτα και στο τέλος παρουσιάζουν τις ιδέες τους στην υπόλοιπη ομάδα.</text:p>
      <text:p text:style-name="Βασικό">Ανοίγουμε την εφαρμογή προγραμματισμού<text:s/><text:span text:style-name="T18">EdBlocks</text:span><text:s/>(<text:a xlink:href="https://www.edblocksapp.com/" office:target-frame-name="_top" xlink:show="replace"><text:span text:style-name="Υπερ-σύνδεση">https://www.edblocksapp.com/#</text:span></text:a>)<text:s/>και προγραμματίζουμε το ρομπότ μας να αποφεύγει τα εμπόδια. Δημιουργούμε με τα<text:s/><text:soft-page-break/>διαθέσιμα υλικά (πλαστικές σακούλες, καθημερινά υλικά χειροτεχνίας, τουβλάκια κ.α.) εμπόδια που παίζουν το ρόλο των σκουπιδιών και πειραματιζόμαστε με το ρομπότ. Τα παιδιά επιβεβαιώνουν τη σωστή λειτουργία του ρομπότ αλλά παρατηρούν ότι το ρομπότ δεν μπορεί να αποφύγει την πλαστική σακούλα.</text:p>
      <text:p text:style-name="P19">ΣΤΑΔΙΟ ΕΠΕΞΗΓΗΣΗΣ</text:p>
      <text:p text:style-name="Βασικό">Συζητάμε για το πρόβλημα των σκουπιδιών στο θαλάσσιο οικοσύστημα και προτείνουμε λύσεις.</text:p>
      <text:p text:style-name="P20">ΣΤΑΔΙΟ ΕΜΒΑΘΥΝΣΗΣ</text:p>
      <text:p text:style-name="Βασικό">Οι μαθητές προγραμματίζουν ένα ρομπότ<text:s/><text:span text:style-name="T21">Edison</text:span><text:s/>ή κάποιο άλλο διαθέσιμο<text:s/>να απομακρύνει τα σκουπίδια από την θάλασσα ενώ τα ρομπότ χελωνάκια κινούνται ελεύθερα στον χώρο.</text:p>
      <text:p text:style-name="Βασικό"/>
      <text:p text:style-name="Βασικό"><text:span text:style-name="T22">3</text:span><text:span text:style-name="T23">ο</text:span><text:span text:style-name="T24"><text:s/>εργαστήριο «</text:span><text:span text:style-name="T25">Το ταξίδι επιστροφής στην παραλία που γεννήθηκε η<text:s/></text:span><text:span text:style-name="T26"><text:s/>καρέτα-καρέτα»</text:span></text:p>
      <text:p text:style-name="P27">ΣΤΑΔΙΟ ΕΜΠΛΟΚΗΣ</text:p>
      <text:p text:style-name="Βασικό">Παρακολουθούμε με τα παιδιά το<text:s/><text:s/>απόσπασμα (3:04-4:01) από την ταινία κινουμένων σχεδίων του Εθνικού Θαλάσσιου Πάρκου Ζακύνθου<text:s/>«Learning with Fiora and Levante<text:s/>2» (<text:a xlink:href="https://www.youtube.com/watch?v=6WKaCHNvi6c&amp;t=402s&amp;ab_channel=NationalMarineParkZakynthos" office:target-frame-name="_top" xlink:show="replace"><text:span text:style-name="Υπερ-σύνδεση">https://www.youtube.com/watch?v=6WKaCHNvi6c&amp;t=402s&amp;ab_channel=NationalMarineParkZakynthos</text:span></text:a>)<text:s/>και συζητήσαμε για το<text:s/>ταξίδι επιστροφής της χελώνας καρέτα-καρετα.</text:p>
      <text:p text:style-name="P28">ΣΤΑΔΙΟ ΕΞΕΡΕΥΝΗΣΗΣ</text:p>
      <text:p text:style-name="Βασικό">Ανοίγουμε την εφαρμογή προγραμματισμού<text:s/><text:span text:style-name="T29">EdBlocks</text:span><text:s/>(<text:a xlink:href="https://www.edblocksapp.com/" office:target-frame-name="_top" xlink:show="replace"><text:span text:style-name="Υπερ-σύνδεση">https://www.edblocksapp.com/#</text:span></text:a>)<text:s/>και προγραμματίζουμε το ρομπότ μας να ακολουθεί<text:s/>ακολουθεί μια μαύρη γραμμή.<text:s/>Στη συνέχεια πειραματιζόμαστε με την λειτουργία του ρομπότ και επιβεβαιώνουμε την σωστή λειτουργία του.</text:p>
      <text:p text:style-name="P30">ΣΤΑΔΙΟ ΕΠΕΞΗΓΗΣΗΣ</text:p>
      <text:p text:style-name="Βασικό">Παρουσιάζουμε στα παιδιά χάρτες της Μεσογείου και συζητάμε για την χρησιμότητα τους και τον τρόπο που δημιουργούνται. <text:s/></text:p>
      <text:p text:style-name="P31">ΣΤΑΔΙΟ ΕΜΒΑΘΥΝΣΗΣ</text:p>
      <text:p text:style-name="Βασικό">Τα παιδιά επιλέγουν μία περιοχή της Μεσογείου και σε ένα μεγάλο χαρτόνι<text:s/>προσπαθούν συνεργατικά να τις απεικονίσουν μέσω της ζωγραφικής. Στο τέλος δημιουργούμε μια πορεία για την χελώνα καρέτα καρέτα με την χρήση μαύρης ταινίας ή μαύρου μαρκαδόρου με χοντρή μύτη που έχει αφετηρία και τερματισμό την παραλία του Λαγανά στη Ζάκυνθο.</text:p>
      <text:p text:style-name="Βασικό">Τα παιδιά χρησιμοποιούν τα ρομπότ τους για να προσομοιώσουν το ταξίδι επιστροφής στην παραλία που γεννήθηκε η <text:s/>καρέτα-καρέτα.</text:p>
      <text:p text:style-name="Βασικό"><text:span text:style-name="T32">4</text:span><text:span text:style-name="T33">ο</text:span><text:span text:style-name="T34"><text:s/>Εργαστήριο</text:span></text:p>
      <text:p text:style-name="P35">ΣΤΑΔΙΟ<text:s/>ΕΛΕΓΧΟΥ -<text:s/>ΑΞΙΟΛΟΓΗΣΗΣ</text:p>
      <text:p text:style-name="Βασικό">Στην έναρξη του επόμενου εργαστηρίου συζητάμε για όλα αυτά που μάθαμε βιωματικά στα τρία προηγούμενα εργαστήρια και παρατηρούμε ως εκπαιδευτικοί ποιες ήταν οι κύριες δραστηριότητές που οδήγησαν στα παιδιά να κατανοήσουν το θέμα. Μπορούμε να<text:s/><text:soft-page-break/>επαναλάβουμε μία από αυτές ή ακόμα καλύτερα να χρησιμοποιήσουμε τρία ρομπότ<text:s/><text:span text:style-name="T36">Edison</text:span><text:s/>που θα υλοποιούν ταυτόχρονα και τις τρεις.<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Γ. Μπύρος MindLab Education</meta:initial-creator>
    <dc:creator>Γ. Μπύρος MindLab Education</dc:creator>
    <meta:creation-date>2023-06-11T12:03:00Z</meta:creation-date>
    <dc:date>2023-06-11T12:03:00Z</dc:date>
    <meta:template xlink:href="Normal" xlink:type="simple"/>
    <meta:editing-cycles>2</meta:editing-cycles>
    <meta:editing-duration>PT60S</meta:editing-duration>
    <meta:document-statistic meta:page-count="3" meta:paragraph-count="10" meta:word-count="795" meta:character-count="5083" meta:row-count="35" meta:non-whitespace-character-count="4298"/>
  </office:meta>
</office:document-meta>
</file>